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style>
    <style:style style:name="T2" style:family="text">
      <style:text-properties style:font-name="Verdana"/>
    </style:style>
    <style:style style:name="T3" style:family="text">
      <style:text-properties style:font-name="Arial"/>
    </style:style>
    <style:style style:name="T4" style:family="text">
      <style:text-properties style:font-name="Arial"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Association Elémen'terre:<text:line-break/></text:span><text:span text:style-name="T3"><text:line-break/>L'association Elémen'terre propose des solutions éco-logiques à tout types d'événements en Midi-Pyrénées depuis plus de 3 ans.</text:span></text:p>
      <text:p text:style-name="Standard"><text:span text:style-name="T3"/></text:p>
      <text:p text:style-name="Standard"><text:span text:style-name="T3">Ses principales activités:</text:span></text:p>
      <text:p text:style-name="Standard"><text:span text:style-name="T3"/></text:p>
      <text:list xml:id="list32512245" text:style-name="L1">
        <text:list-item>
          <text:p text:style-name="P1"><text:span text:style-name="T3">Vaisselle réutilisable : Prêt gratuit de gobelets réutilisables permettant le remplacement des gobelets jetables et une conséquente réduction des déchets produits lors de l’événement.</text:span></text:p>
          <text:p text:style-name="P1"><text:span text:style-name="T3"/></text:p>
        </text:list-item>
        <text:list-item>
          <text:p text:style-name="P1"><text:span text:style-name="T3">Location possible de lave-verre. Location de vaisselle réutilisable : assiettes et couverts pour les repas collectifs et caterings.</text:span></text:p>
          <text:p text:style-name="P1"><text:span text:style-name="T3"/></text:p>
        </text:list-item>
        <text:list-item>
          <text:p text:style-name="P1"><text:span text:style-name="T3">Accompagnement global à l'éco-responsabilité : Développement d’une gestion environnementale (déchets, transport, énergie, etc.) en coordonnant les différentes prestations en amont et lors de l’événement, bilan. Mise en réseau des organisateurs et des structures permettant d’améliorer l’impact environnemental et social de l’événement: restauration bio/locale, toilettes sèches, brasseurs artisanaux, imprimerie verte, énergie, etc. Centre de ressource web.</text:span></text:p>
          <text:p text:style-name="P1"><text:span text:style-name="T3"/></text:p>
        </text:list-item>
        <text:list-item>
          <text:p text:style-name="P1"><text:span text:style-name="T3">Animation et sensibilisation: Fabrication et diffusion de produits écologiques : liquide vaisselle bio-dégradable, cendrinettes (cendriers de poche fabriqués à partir de récup').</text:span></text:p>
          <text:p text:style-name="P1"><text:span text:style-name="T3"/></text:p>
        </text:list-item>
        <text:list-item>
          <text:p text:style-name="P1"><text:span text:style-name="T3">Développement en Midi-Pyrénées via nos relais Elémen'terre. </text:span></text:p>
          <text:p text:style-name="P1"><text:span text:style-name="T3"/></text:p>
        </text:list-item>
        <text:list-item>
          <text:p text:style-name="P1"><text:span text:style-name="T3">Formation à l'éco-responsabilité.<text:line-break/></text:span></text:p>
          <text:p text:style-name="P1"><text:span text:style-name="T4">Horaires:</text:span><text:span text:style-name="T3"> du lundi au vendredi de 9h30 à 13h et de 14h à 17h30.<text:line-break/></text:span></text:p>
          <text:p text:style-name="P1"><text:span text:style-name="T4">Coordonnées: </text:span><text:span text:style-name="T3">37 impasse de la Glacière, 31200 TOULOUSE / 05 62 75 51 94 / </text:span><text:a xlink:type="simple" xlink:href="http://www.elemen-terre.org/" office:target-frame-name="_blank" xlink:show="new"><text:span text:style-name="T3">www.elemen-terre.org</text:span></text:a><text:span text:style-name="T3"><text:line-break/></text:span></text:p>
          <text:p text:style-name="P1"><text:span text:style-name="T4">Service payables en sol:</text:span><text:span text:style-name="T3"> pour bénéficier des services d'Elémen'terre il suffit d'adhérer à l'association. Ce sera pour le moment le seul paiement en sol accepté (le temps de s'acclimater au fonctionnement et de voir les retours de nos adhérents sur ce mode de paiement).<text:line-break/></text:span></text:p>
          <text:p text:style-name="P1"><text:span text:style-name="T3">Tarif adhésion: <text:line-break/></text:span></text:p>
          <text:p text:style-name="P1"><text:span text:style-name="T3">Membre particulier : 10 €<text:line-break/>Membre association : 15 €<text:line-break/>Membre PME : 25 €<text:line-break/>Membre collectivité territoriale/mairie : 50 €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CARO GOMEZ</meta:initial-creator>
    <meta:creation-date>2011-11-21T12:37:59.96</meta:creation-date>
    <meta:document-statistic meta:table-count="0" meta:image-count="0" meta:object-count="0" meta:page-count="1" meta:paragraph-count="13" meta:word-count="259" meta:character-count="1797"/>
    <dc:date>2011-11-21T12:49:13.27</dc:date>
    <dc:creator>Andrea CARO GOMEZ</dc:creator>
    <meta:editing-duration>PT11M22S</meta:editing-duration>
    <meta:editing-cycles>1</meta:editing-cycles>
    <meta:generator>OpenOffice.org/3.3$Win32 OpenOffice.org_project/330m20$Build-9567</meta:generator>
  </office:meta>
</office:document-meta>
</file>